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8771*"/>
    </style:style>
    <style:style style:name="Tableau81.B" style:family="table-column">
      <style:table-column-properties style:column-width="3.951cm" style:rel-column-width="15231*"/>
    </style:style>
    <style:style style:name="Tableau81.C" style:family="table-column">
      <style:table-column-properties style:column-width="6.361cm" style:rel-column-width="24519*"/>
    </style:style>
    <style:style style:name="Tableau81.D" style:family="table-column">
      <style:table-column-properties style:column-width="4.413cm" style:rel-column-width="17014*"/>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8778*"/>
    </style:style>
    <style:style style:name="Tableau78.B" style:family="table-column">
      <style:table-column-properties style:column-width="3.628cm" style:rel-column-width="13986*"/>
    </style:style>
    <style:style style:name="Tableau78.C" style:family="table-column">
      <style:table-column-properties style:column-width="6.068cm" style:rel-column-width="23390*"/>
    </style:style>
    <style:style style:name="Tableau78.D" style:family="table-column">
      <style:table-column-properties style:column-width="5.027cm" style:rel-column-width="19381*"/>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8778*"/>
    </style:style>
    <style:style style:name="Tableau79.B" style:family="table-column">
      <style:table-column-properties style:column-width="3.235cm" style:rel-column-width="12470*"/>
    </style:style>
    <style:style style:name="Tableau79.C" style:family="table-column">
      <style:table-column-properties style:column-width="6.488cm" style:rel-column-width="25009*"/>
    </style:style>
    <style:style style:name="Tableau79.D" style:family="table-column">
      <style:table-column-properties style:column-width="5.001cm" style:rel-column-width="19278*"/>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5.D7" style:family="table-cell" style:data-style-name="N0">
      <style:table-cell-properties fo:padding="0.097cm" fo:border-left="0.002cm solid #000000" fo:border-right="0.002cm solid #000000"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6.D7" style:family="table-cell" style:data-style-name="N0">
      <style:table-cell-properties fo:padding="0.097cm" fo:border-left="0.002cm solid #000000" fo:border-right="0.002cm solid #000000"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Tableau97.D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style:style style:name="T5" style:family="text">
      <style:text-properties fo:color="#000000" style:font-name="Times New Roman" fo:font-style="normal" fo:font-weight="normal"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6977387950649464010" text:style-name="L1">
        <text:list-item>
          <text:p text:style-name="P11">Introduction</text:p>
          <text:p text:style-name="P11"/>
          <text:p text:style-name="P16">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6"/>
        </text:list-item>
        <text:list-item>
          <text:p text:style-name="P11">Description de la procédure de test</text:p>
          <text:p text:style-name="P16"/>
          <text:p text:style-name="P16">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6">Les tests d'intégration, quant à eux, doivent tester la redirection des boutons des pages PHP vers d'autres pages.</text:p>
          <text:p text:style-name="P16">Les tests unitaires ont pour but de tester les fonctions permettant le fonctionnement des modules de calcul des nombres premiers, de l'approximation du nombre d'or et de machine learning.<text:tab/></text:p>
          <text:p text:style-name="P16">Une dernière partie est dédiée aux tests des mesures de qualité en utilisation du site. Les mesures de qualité testées sont l'effectiveness et l'efficiency.</text:p>
          <text:p text:style-name="P16"/>
        </text:list-item>
        <text:list-item>
          <text:p text:style-name="P11">Description des informations à enregistrer pour les tests</text:p>
          <text:p text:style-name="P11"/>
        </text:list-item>
      </text:list>
      <text:p text:style-name="P2"><text:tab/>3.1 Tests d'acceptation</text:p>
      <text:list xml:id="list33396404" text:continue-numbering="true" text:style-name="L1">
        <text:list-header>
          <text:p text:style-name="P11"/>
        </text:list-header>
      </text:list>
      <text:p text:style-name="P2"><text:tab/><text:tab/>3.1.1 Campagne de tests d'acceptation</text:p>
      <text:list xml:id="list8054821795257819823" text:style-name="L2">
        <text:list-item>
          <text:list>
            <text:list-item>
              <text:list>
                <text:list-header>
                  <text:p text:style-name="P12"/>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3391245" text:continue-numbering="true" text:style-name="L2">
        <text:list-item>
          <text:list>
            <text:list-item>
              <text:list>
                <text:list-header>
                  <text:p text:style-name="P12"/>
                </text:list-header>
              </text:list>
            </text:list-item>
          </text:list>
        </text:list-item>
      </text:list>
      <text:p text:style-name="P2"><text:tab/><text:tab/>3.1.2 Tests d'acceptation</text:p>
      <text:list xml:id="list33414577" text:continue-numbering="true" text:style-name="L2">
        <text:list-item>
          <text:list>
            <text:list-item>
              <text:list>
                <text:list-header>
                  <text:p text:style-name="P12"/>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2174899453549313207" text:style-name="L3">
        <text:list-item>
          <text:list>
            <text:list-item>
              <text:p text:style-name="P13">Tests d'intégration</text:p>
            </text:list-item>
          </text:list>
        </text:list-item>
      </text:list>
      <text:p text:style-name="P2"/>
      <text:list xml:id="list33418291" text:continue-numbering="true" text:style-name="L3">
        <text:list-item>
          <text:list>
            <text:list-item>
              <text:list>
                <text:list-item>
                  <text:p text:style-name="P13">Campagnes des tests d'intégration</text:p>
                </text:list-item>
              </text:list>
            </text:list-item>
          </text:list>
        </text:list-item>
      </text:list>
      <text:list xml:id="list33402177" text:continue-list="list33414577" text:style-name="L2">
        <text:list-item>
          <text:list>
            <text:list-item>
              <text:list>
                <text:list-header>
                  <text:p text:style-name="P12"/>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 22/01/2024</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3390600" text:continue-numbering="true" text:style-name="L2">
        <text:list-item>
          <text:list>
            <text:list-item>
              <text:list>
                <text:list-header>
                  <text:p text:style-name="P12"/>
                </text:list-header>
              </text:list>
            </text:list-item>
          </text:list>
        </text:list-item>
      </text:list>
      <text:p text:style-name="P2"><text:tab/><text:tab/>3.2.2 Tests d'intégration</text:p>
      <text:list xml:id="list33420180" text:continue-numbering="true" text:style-name="L2">
        <text:list-item>
          <text:list>
            <text:list-item>
              <text:list>
                <text:list-header>
                  <text:p text:style-name="P12"/>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ext:soft-page-break/>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text:soft-page-break/>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text:soft-page-break/>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text:soft-page-break/>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text:soft-page-break/>«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ext:soft-page-break/>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ext:soft-page-break/>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text:soft-page-break/>renseignés correspondent à ceux d'un utilisateur quelconque </text:p>
          </table:table-cell>
          <table:table-cell table:style-name="Tableau34.A4" office:value-type="string">
            <text:p text:style-name="P5">Redirection vers la <text:soft-page-break/>page principale.</text:p>
          </table:table-cell>
          <table:table-cell table:style-name="Tableau34.A2" office:value-type="string">
            <text:p text:style-name="P5">Redirection vers la <text:soft-page-break/>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L'utilisateur est redirigé vers la page d'inscription</text:p>
          </table:table-cell>
          <table:table-cell table:style-name="Tableau37.A2" office:value-type="string">
            <text:p text:style-name="P5">OK</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text:soft-page-break/>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ext:soft-page-break/>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text:soft-page-break/>utilisateurs.</text:p>
          </table:table-cell>
          <table:table-cell table:style-name="Tableau63.A2" office:value-type="string">
            <text:p text:style-name="P5">Affiche la pop-up de recherche des <text:soft-page-break/>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text:span><text:span text:style-name="T4">script calculant les nombres premiers entre deux bornes</text:span>.</text:p>
          </table:table-cell>
          <table:table-cell table:style-name="Tableau71.A2" office:value-type="string">
            <text:p text:style-name="P5"><text:span text:style-name="T4">Affiche le résultat du </text:span><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text:soft-page-break/></text:p>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8">Affiche le résultat du script faisant l’approximation de pi</text:p>
          </table:table-cell>
          <table:table-cell table:style-name="Tableau86.A2" office:value-type="string">
            <text:p text:style-name="P5">OK</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en calcul distribué.</text:p>
          </table:table-cell>
          <table:table-cell table:style-name="Tableau87.A2" office:value-type="string">
            <text:p text:style-name="P8">Effectue le calcul sur les RaspberryPi Zéro en calcul distribué.</text:p>
          </table:table-cell>
          <table:table-cell table:style-name="Tableau87.A2" office:value-type="string">
            <text:p text:style-name="P5">OK</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8">Redirection vers la page de connexion.</text:p>
          </table:table-cell>
          <table:table-cell table:style-name="Tableau88.A2" office:value-type="string">
            <text:p text:style-name="P5">OK</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8">Redirection vers la page d'inscription.</text:p>
          </table:table-cell>
          <table:table-cell table:style-name="Tableau89.A2" office:value-type="string">
            <text:p text:style-name="P5">OK</text:p>
          </table:table-cell>
        </table:table-row>
      </table:table>
      <text:p text:style-name="P2"/>
      <text:list xml:id="list6396610763455705979" text:style-name="L4">
        <text:list-item>
          <text:list>
            <text:list-item>
              <text:p text:style-name="P14">Tests unitaires</text:p>
              <text:p text:style-name="P14"/>
              <text:list>
                <text:list-item>
                  <text:p text:style-name="P14"><text:soft-page-break/>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 22/01/2024</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3393739" text:continue-numbering="true" text:style-name="L4">
        <text:list-item>
          <text:list>
            <text:list-item>
              <text:list>
                <text:list-item>
                  <text:p text:style-name="P14">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3391509" text:continue-numbering="true" text:style-name="L4">
        <text:list-item>
          <text:list>
            <text:list-item>
              <text:list>
                <text:list-item>
                  <text:p text:style-name="P14">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ext:soft-page-break/>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22/01/2024</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2, 3, 5, 7]</text:p>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text:span text:style-name="T5">3.13992</text:span> </text:p>
          </table:table-cell>
          <table:table-cell table:style-name="Tableau91.A2" office:value-type="string">
            <text:p text:style-name="P5">OK</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
      <text:p text:style-name="P2"/>
      <text:list xml:id="list2742025251977097857" text:style-name="L5">
        <text:list-item>
          <text:p text:style-name="P15">Mesures de qualités</text:p>
        </text:list-item>
      </text:list>
      <text:p text:style-name="P2"/>
      <text:list xml:id="list33409104" text:continue-numbering="true" text:style-name="L5">
        <text:list-item>
          <text:list>
            <text:list-item>
              <text:p text:style-name="P15">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ext:soft-page-break/>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1 x 10^-3.</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
            <text:p text:style-name="P8">100000</text:p>
          </table:table-cell>
          <table:table-cell table:style-name="Tableau94.A6" office:value-type="float" office:value="2.26">
            <text:p text:style-name="P8">2,26</text:p>
          </table:table-cell>
          <table:table-cell table:style-name="Tableau94.A2" office:value-type="string">
            <text:p text:style-name="P5">1,3 * 10^-3</text:p>
          </table:table-cell>
        </table:table-row>
        <table:table-row>
          <table:table-cell table:style-name="Tableau94.A6" office:value-type="float" office:value="2">
            <text:p text:style-name="P5">2</text:p>
          </table:table-cell>
          <table:table-cell table:style-name="Tableau94.A6" office:value-type="float" office:value="200000">
            <text:p text:style-name="P5">200000</text:p>
          </table:table-cell>
          <table:table-cell table:style-name="Tableau94.A6" office:value-type="float" office:value="4.91">
            <text:p text:style-name="P5">4,91</text:p>
          </table:table-cell>
          <table:table-cell table:style-name="Tableau94.A2" office:value-type="string">
            <text:p text:style-name="P5">4,9 * 10^-4</text:p>
          </table:table-cell>
        </table:table-row>
        <table:table-row>
          <table:table-cell table:style-name="Tableau94.A6" office:value-type="float" office:value="3">
            <text:p text:style-name="P5">3</text:p>
          </table:table-cell>
          <table:table-cell table:style-name="Tableau94.A6" office:value-type="float" office:value="300000">
            <text:p text:style-name="P5">300000</text:p>
          </table:table-cell>
          <table:table-cell table:style-name="Tableau94.A6" office:value-type="float" office:value="5.66">
            <text:p text:style-name="P5">5,66</text:p>
          </table:table-cell>
          <table:table-cell table:style-name="Tableau94.A2" office:value-type="string">
            <text:p text:style-name="P5">6,7 * 10^-4</text:p>
          </table:table-cell>
        </table:table-row>
        <table:table-row>
          <table:table-cell table:style-name="Tableau94.A6" office:value-type="float" office:value="4">
            <text:p text:style-name="P5">4</text:p>
          </table:table-cell>
          <table:table-cell table:style-name="Tableau94.A6" office:value-type="float" office:value="400000">
            <text:p text:style-name="P5">400000</text:p>
          </table:table-cell>
          <table:table-cell table:style-name="Tableau94.A6" office:value-type="float" office:value="9.57">
            <text:p text:style-name="P5">9,57</text:p>
          </table:table-cell>
          <table:table-cell table:style-name="Tableau94.A2" office:value-type="string">
            <text:p text:style-name="P5">3,9 * 10^-4</text:p>
          </table:table-cell>
        </table:table-row>
        <table:table-row>
          <table:table-cell table:style-name="Tableau94.A6" office:value-type="float" office:value="5">
            <text:p text:style-name="P5">5</text:p>
          </table:table-cell>
          <table:table-cell table:style-name="Tableau94.A6" office:value-type="float" office:value="500000">
            <text:p text:style-name="P5">500000</text:p>
          </table:table-cell>
          <table:table-cell table:style-name="Tableau94.A6" office:value-type="float" office:value="12.07">
            <text:p text:style-name="P5">12,07</text:p>
          </table:table-cell>
          <table:table-cell table:style-name="Tableau94.A2" office:value-type="string">
            <text:p text:style-name="P5">9,1 * 10^-4</text:p>
          </table:table-cell>
        </table:table-row>
      </table:table>
      <text:p text:style-name="P2"/>
      <text:list xml:id="list33419025" text:continue-numbering="true" text:style-name="L5">
        <text:list-item>
          <text:list>
            <text:list-item>
              <text:p text:style-name="P15">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ext:soft-page-break/>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9">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6" office:value-type="float" office:value="6.6">
            <text:p text:style-name="P8">6,6</text:p>
          </table:table-cell>
          <table:table-cell table:style-name="Tableau95.A2" office:value-type="string">
            <text:p text:style-name="P8">---</text:p>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6" office:value-type="float" office:value="2.14">
            <text:p text:style-name="P5">2,14</text:p>
          </table:table-cell>
          <table:table-cell table:style-name="Tableau95.D7" office:value-type="float" office:value="3.1">
            <text:p text:style-name="P5">3,1</text:p>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6" office:value-type="float" office:value="5.98">
            <text:p text:style-name="P8">5,98</text:p>
          </table:table-cell>
          <table:table-cell table:style-name="Tableau96.A2" office:value-type="string">
            <text:p text:style-name="P8">---</text:p>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6" office:value-type="float" office:value="1.48">
            <text:p text:style-name="P5">1,48</text:p>
          </table:table-cell>
          <table:table-cell table:style-name="Tableau96.D7" office:value-type="float" office:value="4">
            <text:p text:style-name="P5">4</text:p>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6" office:value-type="float" office:value="4.83">
            <text:p text:style-name="P8">4,83</text:p>
          </table:table-cell>
          <table:table-cell table:style-name="Tableau97.A2" office:value-type="string">
            <text:p text:style-name="P8">---</text:p>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6" office:value-type="float" office:value="5.77">
            <text:p text:style-name="P5">5,77</text:p>
          </table:table-cell>
          <table:table-cell table:style-name="Tableau97.D7" office:value-type="float" office:value="0.8">
            <text:p text:style-name="P5">0,8</text:p>
          </table:table-cell>
        </table:table-row>
      </table:table>
      <text:p text:style-name="P2"/>
      <text:list xml:id="list33422837" text:continue-numbering="true" text:style-name="L5">
        <text:list-item>
          <text:p text:style-name="P15">Conclusions</text:p>
        </text:list-item>
      </text:list>
      <text:p text:style-name="P2"/>
      <text:p text:style-name="P3"><text:soft-page-break/>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3:15:01.90</dc:date>
    <meta:editing-duration>P1DT11H41M15S</meta:editing-duration>
    <meta:editing-cycles>650</meta:editing-cycles>
    <meta:generator>OpenOffice/4.1.6$Win32 OpenOffice.org_project/416m1$Build-9790</meta:generator>
    <dc:creator>ben </dc:creator>
    <meta:document-statistic meta:table-count="95" meta:image-count="0" meta:object-count="0" meta:page-count="27" meta:paragraph-count="1522" meta:word-count="7137" meta:character-count="42919"/>
  </office:meta>
</office:document-meta>
</file>